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b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texas-instruments/SN74HC165N/296-8251-5-ND/376966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vishay-bc-components/K104K15X7RF5TH5/BC1101CT-ND/286723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  <table:table-cell office:value-type="string" calcext:value-type="string">
            <text:p>one pull-up resistor per connected input pin.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mper wires, male-mal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LED colors, the tutorial uses 4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47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 office:value-type="string" calcext:value-type="string">
            <text:p>to see how bright LED can get</text:p>
          </table:table-cell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Broadcom Limited / Avago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broadcom-limited/HLMP-K150/516-1311-ND/637575" xlink:type="simple">https://www.digikey.com/product-detail/en/broadcom-limited/HLMP-K150/516-1311-ND/637575</text:a></text:p>
          </table:table-cell>
          <table:table-cell office:value-type="string" calcext:value-type="string">
            <text:p>low-voltage LED for MCP23S17 I/O expander (not needed if you don't plan on putting LED on I/O expander)</text:p>
          </table:table-cell>
        </table:table-row>
        <table:table-row table:style-name="ro2">
          <table:table-cell/>
          <table:table-cell office:value-type="string" calcext:value-type="string">
            <text:p>4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current-limiting resistor for LED on MCP23S17 I/O expander on Teensy LC (not needed if you don't plan on putting LED on I/O expander)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3:52:22.887139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9-23T13:53:19.941477696</dc:date>
    <meta:editing-duration>PT11H18M42S</meta:editing-duration>
    <meta:editing-cycles>66</meta:editing-cycles>
    <meta:generator>LibreOffice/5.1.5.2$Linux_X86_64 LibreOffice_project/10$Build-2</meta:generator>
    <meta:document-statistic meta:table-count="1" meta:cell-count="100" meta:object-count="0"/>
  </office:meta>
</office:document-meta>
</file>